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49ef61" officeooo:paragraph-rsid="001d079d" style:font-size-asian="12pt" style:font-size-complex="12pt"/>
    </style:style>
    <style:style style:name="P2" style:family="paragraph" style:parent-style-name="Standard">
      <style:text-properties officeooo:rsid="002680e2" officeooo:paragraph-rsid="001d079d"/>
    </style:style>
    <style:style style:name="P3" style:family="paragraph" style:parent-style-name="Standard">
      <style:text-properties officeooo:rsid="0020c1ae" officeooo:paragraph-rsid="001d079d"/>
    </style:style>
    <style:style style:name="P4" style:family="paragraph" style:parent-style-name="Standard">
      <style:text-properties style:font-name="Liberation Serif" fo:font-style="italic" officeooo:rsid="0020c1ae" officeooo:paragraph-rsid="001d079d" style:font-style-asian="italic" style:font-style-complex="italic"/>
    </style:style>
    <style:style style:name="P5" style:family="paragraph" style:parent-style-name="Standard">
      <style:text-properties style:font-name="Liberation Serif" fo:font-style="italic" officeooo:rsid="0020ef86" officeooo:paragraph-rsid="001d079d" style:font-style-asian="italic" style:font-style-complex="italic"/>
    </style:style>
    <style:style style:name="P6" style:family="paragraph" style:parent-style-name="Standard">
      <style:text-properties style:font-name="Liberation Serif" fo:font-style="italic" officeooo:rsid="0025ab70" officeooo:paragraph-rsid="001d079d" style:font-style-asian="italic" style:font-style-complex="italic"/>
    </style:style>
    <style:style style:name="P7" style:family="paragraph" style:parent-style-name="Standard">
      <style:text-properties officeooo:rsid="0020ef86" officeooo:paragraph-rsid="001d079d"/>
    </style:style>
    <style:style style:name="P8" style:family="paragraph" style:parent-style-name="Standard">
      <style:text-properties officeooo:rsid="037806cc" officeooo:paragraph-rsid="001d079d"/>
    </style:style>
    <style:style style:name="P9" style:family="paragraph" style:parent-style-name="Standard">
      <style:text-properties officeooo:rsid="0022c475" officeooo:paragraph-rsid="001d079d"/>
    </style:style>
    <style:style style:name="P10" style:family="paragraph" style:parent-style-name="Standard">
      <style:text-properties officeooo:rsid="00242202" officeooo:paragraph-rsid="001d079d"/>
    </style:style>
    <style:style style:name="P11" style:family="paragraph" style:parent-style-name="Standard">
      <style:text-properties officeooo:rsid="0025ab70" officeooo:paragraph-rsid="001d079d"/>
    </style:style>
    <style:style style:name="T1" style:family="text">
      <style:text-properties officeooo:rsid="016009f2"/>
    </style:style>
    <style:style style:name="T2" style:family="text">
      <style:text-properties officeooo:rsid="002d409a"/>
    </style:style>
    <style:style style:name="T3" style:family="text">
      <style:text-properties officeooo:rsid="0020ef86"/>
    </style:style>
    <style:style style:name="T4" style:family="text">
      <style:text-properties officeooo:rsid="03780a83"/>
    </style:style>
    <style:style style:name="T5" style:family="text">
      <style:text-properties officeooo:rsid="021cbb02"/>
    </style:style>
    <style:style style:name="T6" style:family="text">
      <style:text-properties officeooo:rsid="00242202"/>
    </style:style>
    <style:style style:name="T7" style:family="text">
      <style:text-properties officeooo:rsid="01607a45"/>
    </style:style>
    <style:style style:name="T8" style:family="text">
      <style:text-properties officeooo:rsid="021e92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1"/>
      <text:p text:style-name="P1">Вот с тех пор, после прихожей и ванной, я прямиком на кухню. Сам себе положу и ужинаю. </text:p>
      <text:p text:style-name="P1">В холодильник не заглядываю, чтобы Гаина Михайловна потом Ире тихие выговоры не делала.</text:p>
      <text:p text:style-name="P1">По ходу ужина и ты на кухню прибегаешь, начинаешь что-то говорить на своём, пока ещё не очень понятном языке...</text:p>
      <text:p text:style-name="P1">Впрочем, это я опять вперёд забежал.</text:p>
      <text:p text:style-name="P3"/>
      <text:p text:style-name="P3">Чтобы удержать Иру, мою Иру, чтобы она оставалась моей и только моей, я ступил на путь праведной жизни.</text:p>
      <text:p text:style-name="P3"/>
      <text:p text:style-name="P4"><text:span text:style-name="T1">(...к</text:span>одекс праведника в киоске на купишь, но он мне и не нужен был. </text:p>
      <text:p text:style-name="P4">Любой человек и без кодексов знает когда он правильно поступил, а когда нет.</text:p>
      <text:p text:style-name="P4">Даже если твоему неправильному поступку есть тонны оправданий и обоснований, или даже писаных законов, и даже если все вокруг поддержат: «молодец! хорошо и делаешь!», ты всё же знаешь, про себя, что так совсем не надо, и в этом будешь прав, потому что себя не обманешь — <text:span text:style-name="T2">уж ты-то</text:span> знаешь, что правильно, а что нет. </text:p>
      <text:p text:style-name="P4">Они похвалят и разойдутся, а тебе жить дальше и стараться забыть о том, что сделал, или глушить это ещё бóльшими неправильностями.</text:p>
      <text:p text:style-name="P4">В моём стремлении к праведности имел место личный интерес: если я всё делаю правильно, то и по отношению ко мне не может случиться что-то неправильное; так слишком несправедливо. </text:p>
      <text:p text:style-name="P4">Вот на что я рассчитывал.</text:p>
      <text:p text:style-name="P4">Эту надежду и упование я тогда и не пытался даже определить словами, а просто очень старался всё и во всём делать правильно...<text:span text:style-name="T1">)</text:span></text:p>
      <text:p text:style-name="P4"/>
      <text:p text:style-name="P3">Вот почему у каменщика Петра Лысуна на кладку санузла уходило на 2-3 часа меньше, чем у меня; <text:span text:style-name="T3">нет деревянных закладных? Ничего — гоним дальше, при установке двери плотники чего-нибудь схимичат.</text:span></text:p>
      <text:p text:style-name="P3"><text:span text:style-name="T3">Можно сказать «поедят!» и оставить «пузо» в перегородке, всё равно после нас <text:s/>придут</text:span> <text:span text:style-name="T3">штукатуры и заровняют толстым намётом раствора.</text:span></text:p>
      <text:p text:style-name="P7">Но это неправильно.</text:p>
      <text:p text:style-name="P7">Поэтому моей специализацией в бригаде были гипсовые перегородки, а у Петра — санузлы.</text:p>
      <text:p text:style-name="P7">Что, впрочем, не догма — всегда случаются моменты для «гоним-гоним!» и вынужденных рокировок.</text:p>
      <text:p text:style-name="P8"/>
      <text:p text:style-name="P7">Но и этого мало. Помимо праведной стези в текущей жизни, я пытался исправить свои проступки в жизни прошлой. А тут уже без покаяния не обойтись.</text:p>
      <text:p text:style-name="P7"/>
      <text:p text:style-name="P7">Когда я пришёл в общагу, бывший первокурсник Сергейка из Яблунивки уже доучивался <text:span text:style-name="T4">свой четвёртый года </text:span>на англофаке, но жил по-прежнему в 72-й комнате. </text:p>
      <text:p text:style-name="P7">Я вернул ему толстый англо-русский словарь под редакцией Мюллера.</text:p>
      <text:p text:style-name="P7">- О! А это откуда?</text:p>
      <text:p text:style-name="P7">- Я у тебя его украл.</text:p>
      <text:p text:style-name="P7">После секундного замешательства все бывшие в комнате разразились громким хохотом, к которому невольно присоединился и я.</text:p>
      <text:p text:style-name="P7"/>
      <text:p text:style-name="P5"><text:span text:style-name="T1">(...ч</text:span>то тут весёлого?</text:p>
      <text:p text:style-name="P5"><text:s/>В рассказе «Джейн» Моэм поясняет — нет ничего смешнее правды.</text:p>
      <text:p text:style-name="P5">В библиотеке Клуба КПВРЗ никто не смеялся, когда я вернул пару украденных оттуда книг и объяснил, что одной не хватает, но я готов возместить. Извините.</text:p>
      <text:p text:style-name="P5"><text:soft-page-break/>Они простили меня без возмещения и даже не аннулировали мой <text:span text:style-name="T5">читательский </text:span>формуляр ...<text:span text:style-name="T1">)</text:span></text:p>
      <text:p text:style-name="P5"/>
      <text:p text:style-name="P9">Через две недели мой отец стал <text:span text:style-name="T5">выговаривать</text:span> мне, что я себя веду как будто не того. Он ожесточённо крутанул выставленным из кулака указательным пальцем возле своего правого виска. </text:p>
      <text:p text:style-name="P9">Я перевёл его жест на язык Писания:</text:p>
      <text:p text:style-name="P9">- Пойдите и возьмите Его, ибо Он не в себе.</text:p>
      <text:p text:style-name="P9">- Опять херню сморозил! Заучился! Тебя за этим в институт посылали?</text:p>
      <text:p text:style-name="P9">Тогда я понизил планку и перешёл на украинский фольклёр.</text:p>
      <text:p text:style-name="P9">- А когда батькова хата сгорит — в какой стрехе воробьям прятаться?</text:p>
      <text:p text:style-name="P9">Отец мой не понял юмора, эту притчу <text:s/>он не знал, и в последующие неделю-две куда-то запропастились спички от <text:s/>газовой плиты на веранде; но потом всё устаканилось <text:s/>и вернулось на круги своя.</text:p>
      <text:p text:style-name="P9">- <text:span text:style-name="T6">Мне перед людьми стыдно! <text:s/>В трамвай зайдёшь и — застыл как статуя, только в окно смотришь.</text:span></text:p>
      <text:p text:style-name="P10">- Так что мне в том трамвае чечётку бить?</text:p>
      <text:p text:style-name="P10">- Нет! Просто будь как все: «привет!», «здорово!», «как <text:s/>дела?». Не будь же ты отщепенцем!</text:p>
      <text:p text:style-name="P10"/>
      <text:p text:style-name="P10">Но тут в программе «Время» показали работника архивного отдела Центральной библиотеки им. Ленина в Москве, который в сером халате пришёл с повинной, что на протяжении ряда лет крал ценные издания с места работы.</text:p>
      <text:p text:style-name="P10">Мне стало ясно, что я не один такой «не того». </text:p>
      <text:p text:style-name="P10">Но его-то что довело до праведничества?</text:p>
      <text:p text:style-name="P10">- Шубовидная форма шизофрении.</text:p>
      <text:p text:style-name="P10">Нежданно зайдя на кухню услыхал я как мой отец пересказывает моей матери диагноз, которым, как видно, Тамара поделилась с Ирой на четвёртом километре.</text:p>
      <text:p text:style-name="P10"/>
      <text:p text:style-name="P10">А вот ичнянский колдун, после двух визитов к нему моей сестры Наташи, сказал, что дело сделано и я — здоров.</text:p>
      <text:p text:style-name="P10">Иру это очень обрадовало, а меня нет.</text:p>
      <text:p text:style-name="P10">Жить стало скучно. Затих гудевший мощью поток сознания, в котором нужно было выбирать фарватер, как плотогонам при спуске по бурлящей пене водопадистых карпатских рек. </text:p>
      <text:p text:style-name="P11">Я всё ещё мог видеть прорывы невозможного в мире <text:span text:style-name="T7">повседневности — </text:span>где все, как все <text:span text:style-name="T6">—</text:span> но <text:span text:style-name="T7">видел </text:span>уже как бы через ту пыльную решётку из романа Булгакова, которая отменяет пиратские бригантины среди неведомых морей.</text:p>
      <text:p text:style-name="P11">Пропал нак<text:span text:style-name="T7">á</text:span>л и полнокровное биение сопричастности. </text:p>
      <text:p text:style-name="P11"/>
      <text:p text:style-name="P6"><text:span text:style-name="T7">(...о</text:span>дно дело, если ты в натуре несёшься на плоту с прыгающими под ногами брёвнами, и совсем другое, если это всего лишь компьютерная игра и в любой момент можно нажать паузу, когда закип<text:span text:style-name="T4">ае</text:span>т чайник...<text:span text:style-name="T7">)</text:span></text:p>
      <text:p text:style-name="P6"/>
      <text:p text:style-name="P11">- Верните мне мою шизофрению,- с искренней грустью сказал я Наташе, но было поздно.</text:p>
      <text:p text:style-name="P10"/>
      <text:p text:style-name="P11">На нежинском перроне, возле того угла вокзального здания, где висят круглые часы на торчащей из стены штанге, мы с Ирой ждали электричку в Конотоп.</text:p>
      <text:p text:style-name="P11">На ней была жёлтая кофта с рукавами в три-четверти. И день тоже был солнечный, летний. Ира улыбнулась мне и сказала:</text:p>
      <text:p text:style-name="P11">- Когда я стану плохой, ты меня такую помни, когда я люблю тебя.</text:p>
      <text:p text:style-name="P11">- Что ты болтаешь? Ты не можешь стать плохой.</text:p>
      <text:p text:style-name="P11">- Не спорь. Я знаю.</text:p>
      <text:p text:style-name="P11">- Как ты можешь знать?</text:p>
      <text:p text:style-name="P11">- Знаю. Я — ведьма.</text:p>
      <text:p text:style-name="P11"><text:soft-page-break/>Глаза её погрустнели и в них закралась лёгкая косинка. Такая же лёгкая, как и моё разочарование: а мне-то думалось, что она — влюблённый дьявол, как из той книги, которую я украл для Новоселицкого.</text:p>
      <text:p text:style-name="P11">- Не переживай,- сказал я.- Я ведь тоже ведьмак.</text:p>
      <text:p text:style-name="P11">Хотя какой я ведьмак, самое б<text:span text:style-name="T8">ó</text:span>льшее — чернокнижник.</text:p>
      <text:p text:style-name="P11"/>
      <text:p text:style-name="P11">На эту мысль меня натолкнул цвет обложки «Феноменологии духа» Гегеля, которую я купил в Одессе и читал в вагончике во время обеденных перерывов.</text:p>
      <text:p text:style-name="P2">Ну, ладно, <text:s/>«читал» <text:s/>— слишком громко сказано. Больше страницы за один обед осилить я не мог — необоримо засыпал. </text:p>
      <text:p text:style-name="P2">Интересно, переводчик понимал что он переводит, или переводил «недоумевающим умом»?</text:p>
      <text:p text:style-name="P2"/>
      <text:p text:style-name="P2">В том магазине мне эту книгу не хотели продавать. Две продавщицы мялись, переглядывались. </text:p>
      <text:p text:style-name="P2">В ту пору мне без слов понятно было, что они ждали не меня — за этой книгой должен был придти другой чернокнижник; а теперь <text:span text:style-name="T8">я </text:span>уже не знаю что и думать. </text:p>
      <text:p text:style-name="P2">Какая разница кто что покупает в мире, где все, как все? </text:p>
      <text:p text:style-name="P2">Лишь бы план продаж выполни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0:56:30.227829256</meta:creation-date>
    <dc:date>2017-03-03T10:56:36.319251139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67" meta:word-count="1033" meta:character-count="6300" meta:non-whitespace-character-count="5294"/>
    <meta:generator>LibreOffice/4.3.3.2$Linux_x86 LibreOffice_project/430m0$Build-2</meta:generator>
  </office:meta>
</office:document-meta>
</file>